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666666" style:font-name="Roboto"/>
    </style:style>
    <style:style style:name="P2" style:family="paragraph" style:parent-style-name="Standard">
      <style:text-properties style:font-name="Roboto"/>
    </style:style>
    <style:style style:name="P3" style:family="paragraph" style:parent-style-name="Standard">
      <style:paragraph-properties fo:text-align="center" style:justify-single-word="false"/>
      <style:text-properties style:font-name="Roboto" fo:font-size="24pt" style:font-size-asian="24pt" style:font-size-complex="24pt"/>
    </style:style>
    <style:style style:name="T1" style:family="text">
      <style:text-properties fo:color="#666666"/>
    </style:style>
    <style:style style:name="T2" style:family="text">
      <style:text-properties fo:color="#666666" style:font-name="Robo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eranstaltungsorte Leipzig</text:p>
      <text:p text:style-name="P2"/>
      <text:p text:style-name="P2">Gewandhaus</text:p>
      <text:p text:style-name="P1">Augustuspl. 8, 04109 Leipzig</text:p>
      <text:p text:style-name="Standard"><text:span text:style-name="T2">http://www.gewandhaus.de/</text:span></text:p>
      <text:p text:style-name="P1">+493411270280</text:p>
      <text:p text:style-name="P1"/>
      <text:p text:style-name="P2">Opernhaus Leipzig</text:p>
      <text:p text:style-name="P1">Augustuspl. 12, 04109 Leipzig</text:p>
      <text:p text:style-name="Standard"><text:span text:style-name="T2">http://www.oper-leipzig.de/de/</text:span></text:p>
      <text:p text:style-name="P1">+493411261261</text:p>
      <text:p text:style-name="P1"/>
      <text:p text:style-name="P2">Thomaskirche</text:p>
      <text:p text:style-name="P1">Thomaskirchhof 18, 04109 Leipzig</text:p>
      <text:p text:style-name="Standard"><text:span text:style-name="T2">https://www.thomaskirche.org/</text:span></text:p>
      <text:p text:style-name="P1">+49341222240</text:p>
      <text:p text:style-name="P1"/>
      <text:p text:style-name="P2">Tonelli's</text:p>
      <text:p text:style-name="P1">Lindenauer Markt 21, 04177 Leipzig</text:p>
      <text:p text:style-name="Standard"><text:span text:style-name="T2">http://www.tonellis.de/</text:span></text:p>
      <text:p text:style-name="P1">+493414866016</text:p>
      <text:p text:style-name="P1"/>
      <text:p text:style-name="P2">Telegraph</text:p>
      <text:p text:style-name="P1">Neumarkt 9, 04109 Leipzig</text:p>
      <text:p text:style-name="Standard"><text:span text:style-name="T2">https://cafetelegraph.eatbu.com</text:span></text:p>
      <text:p text:style-name="P1"/>
      <text:p text:style-name="P2">Horns und Erben</text:p>
      <text:p text:style-name="P1">Arndtstraße 33, 04275 Leipzig</text:p>
      <text:p text:style-name="Standard"><text:span text:style-name="T2">http://www.horns-erben.de/</text:span></text:p>
      <text:p text:style-name="P1">+4934126426029</text:p>
      <text:p text:style-name="P1"/>
      <text:p text:style-name="P2">Villakeller</text:p>
      <text:p text:style-name="P1">Soziokulturelles Zentrum Die VILLA, Lessingstraße 7, 04109 Leipzig</text:p>
      <text:p text:style-name="Standard"><text:span text:style-name="T2">+493413552040</text:span></text:p>
      <text:p text:style-name="P1"><text:span text:style-name="T1"/></text:p>
      <text:p text:style-name="P2">Parkbühne</text:p>
      <text:p text:style-name="P1">Karl-Tauchnitz-Straße 28, 04107 Leipzig</text:p>
      <text:p text:style-name="Standard"><text:span text:style-name="T2">http://www.parkbuehne-leipzig.de/</text:span></text:p>
      <text:p text:style-name="P1">+49341484000</text:p>
      <text:p text:style-name="P1"/>
      <text:p text:style-name="P2">Westbad Leipzig</text:p>
      <text:p text:style-name="P1">Odermannstraße 15, 04177 Leipzig</text:p>
      <text:p text:style-name="Standard"><text:span text:style-name="T2">https://www.westbad-leipzig.de/</text:span></text:p>
      <text:p text:style-name="P1">+4934139295460</text:p>
      <text:p text:style-name="P1"/>
      <text:p text:style-name="P2">Theater der Junge Welt</text:p>
      <text:p text:style-name="P1">Lindenauer Markt 21, 04177 Leipzig</text:p>
      <text:p text:style-name="Standard"><text:a xlink:type="simple" xlink:href="https://www.theaterderjungenweltleipzig.de/" text:style-name="Internet_20_link" text:visited-style-name="Visited_20_Internet_20_Link"><text:span text:style-name="T2">https://www.theaterderjungenweltleipzig.de/</text:span></text:a></text:p>
      <text:p text:style-name="P1">+493414866016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2-29T16:18:22.55</meta:creation-date>
    <meta:document-statistic meta:table-count="0" meta:image-count="0" meta:object-count="0" meta:page-count="1" meta:paragraph-count="39" meta:word-count="83" meta:character-count="891"/>
    <dc:date>2021-12-29T16:30:43.10</dc:date>
    <meta:editing-duration>PT12M21S</meta:editing-duration>
    <meta:editing-cycles>1</meta:editing-cycles>
    <meta:generator>OpenOffice/4.1.9$Win32 OpenOffice.org_project/419m1$Build-9805</meta:generator>
  </office:meta>
</office:document-meta>
</file>